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00040" draw:marker-start-width="0.321cm" draw:marker-end-width="0.321cm" draw:fill="none" draw:textarea-horizontal-align="justify" draw:textarea-vertical-align="middle" draw:auto-grow-height="false" fo:min-height="17.75cm" fo:min-width="3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200040" draw:marker-start-width="0.321cm" draw:marker-end-width="0.321cm" draw:fill="none" draw:textarea-horizontal-align="justify" draw:textarea-vertical-align="middle" draw:auto-grow-height="false" fo:min-height="8.67cm" fo:min-width="8.5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200040" draw:marker-start-width="0.321cm" draw:marker-end-width="0.321cm" draw:fill="none" draw:textarea-horizontal-align="justify" draw:textarea-vertical-align="middle" draw:auto-grow-height="false" fo:min-height="8.67cm" fo:min-width="1.32cm" fo:padding-top="0.165cm" fo:padding-bottom="0.165cm" fo:padding-left="0.29cm" fo:padding-right="0.29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/>
      <style:paragraph-properties fo:text-align="center"/>
      <style:text-properties fo: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18cm" svg:x="1cm" svg:y="1cm">
          <text:p text:style-name="P1"><text:span text:style-name="T1">Contrôleur</text:span></text:p>
          <text:p text:style-name="P1"><text:span text:style-name="T1">mémoi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1cm" svg:height="9cm" svg:x="5.4cm" svg:y="5.5cm">
          <text:p text:style-name="P3">Bus de données (64 bits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9cm" svg:x="14.8cm" svg:y="5.5cm">
          <text:p text:style-name="P3">RAM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9cm" svg:x="17cm" svg:y="5.5cm">
          <text:p text:style-name="P3">RAM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9:09:35.358818801</meta:creation-date>
    <dc:date>2018-03-01T19:17:46.386818478</dc:date>
    <meta:editing-duration>PT8M12S</meta:editing-duration>
    <meta:editing-cycles>1</meta:editing-cycles>
    <meta:document-statistic meta:object-count="4"/>
    <meta:generator>LibreOffice/5.3.7.2.0$Linux_X86_64 LibreOffice_project/30$Build-2</meta:generator>
  </office:meta>
</office:document-meta>
</file>